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48cm" fo:min-width="0.114cm"/>
    </style:style>
    <style:style style:name="gr2" style:family="graphic" style:parent-style-name="standard">
      <style:graphic-properties svg:stroke-width="0.081cm" svg:stroke-color="#000000" draw:marker-start-width="0.442cm" draw:marker-end-width="0.442cm" draw:fill-color="#ffffff" draw:textarea-horizontal-align="justify" draw:textarea-vertical-align="middle" draw:auto-grow-height="false" fo:min-height="1.748cm" fo:min-width="0.1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48cm" fo:min-width="0.11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358cm" draw:marker-end="Symmetric_20_Arrow" draw:marker-end-width="0.458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919cm"/>
    </style:style>
    <style:style style:name="gr9" style:family="graphic" style:parent-style-name="standard">
      <style:graphic-properties draw:stroke="none" svg:stroke-color="#000000" draw:fill="none" draw:fill-color="#ffffff" fo:min-height="0.842cm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1.111cm"/>
    </style:style>
    <style:style style:name="gr11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603cm"/>
    </style:style>
    <style:style style:name="gr13" style:family="graphic" style:parent-style-name="objectwithoutfill">
      <style:graphic-properties svg:stroke-width="0.053cm" draw:marker-start-width="0.437cm" draw:marker-end="Symmetric_20_Arrow" draw:marker-end-width="0.537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1.111cm"/>
    </style:style>
    <style:style style:name="gr15" style:family="graphic" style:parent-style-name="standard">
      <style:graphic-properties svg:stroke-width="0.081cm" svg:stroke-color="#000000" draw:marker-start-width="0.442cm" draw:marker-end-width="0.442cm" draw:fill-color="#66ccff" draw:textarea-horizontal-align="justify" draw:textarea-vertical-align="middle" draw:auto-grow-height="false" fo:min-height="1.031cm" fo:min-width="0.03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442cm" draw:marker-end-width="0.442cm" draw:fill-color="#ffffff" draw:textarea-horizontal-align="justify" draw:textarea-vertical-align="middle" draw:auto-grow-height="false" fo:min-height="1.031cm" fo:min-width="0.03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31cm" fo:min-width="0.034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fo:min-height="0.61cm"/>
    </style:style>
    <style:style style:name="gr19" style:family="graphic" style:parent-style-name="standard">
      <style:graphic-properties draw:stroke="none" svg:stroke-color="#000000" draw:fill="none" draw:fill-color="#ffffff" fo:min-height="0.556cm"/>
    </style:style>
    <style:style style:name="gr20" style:family="graphic" style:parent-style-name="standard">
      <style:graphic-properties draw:stroke="none" svg:stroke-color="#000000" draw:fill="none" draw:fill-color="#ffffff" fo:min-height="1.302cm"/>
    </style:style>
    <style:style style:name="gr21" style:family="graphic" style:parent-style-name="standard">
      <style:graphic-properties svg:stroke-color="#000000" draw:fill-color="#00ccff" draw:textarea-horizontal-align="justify" draw:textarea-vertical-align="middle" draw:auto-grow-height="false" fo:min-height="0.74cm" fo:min-width="0cm"/>
    </style:style>
    <style:style style:name="gr22" style:family="graphic" style:parent-style-name="standard">
      <style:graphic-properties svg:stroke-color="#000000" draw:fill-color="#00ccff" draw:textarea-horizontal-align="justify" draw:textarea-vertical-align="middle" draw:auto-grow-height="false" fo:min-height="0.542cm" fo:min-width="0cm"/>
    </style:style>
    <style:style style:name="gr23" style:family="graphic" style:parent-style-name="standard">
      <style:graphic-properties draw:stroke="none" svg:stroke-color="#000000" draw:fill="none" draw:fill-color="#ffffff" fo:min-height="0.608cm"/>
    </style:style>
    <style:style style:name="gr24" style:family="graphic" style:parent-style-name="standard">
      <style:graphic-properties draw:stroke="none" svg:stroke-color="#000000" draw:fill="none" draw:fill-color="#ffffff" fo:min-height="0.627cm"/>
    </style:style>
    <style:style style:name="gr25" style:family="graphic" style:parent-style-name="standard">
      <style:graphic-properties svg:stroke-width="0.035cm" svg:stroke-color="#0000cc" draw:marker-start-width="0.252cm" draw:marker-end-width="0.252cm" draw:fill="none" draw:fill-color="#ffffff" draw:textarea-horizontal-align="justify" draw:textarea-vertical-align="middle" draw:auto-grow-height="false" fo:min-height="0.867cm" fo:min-width="4.59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00ccff" draw:textarea-horizontal-align="justify" draw:textarea-vertical-align="middle" draw:auto-grow-height="false" fo:min-height="0.561cm" fo:min-width="0cm"/>
    </style:style>
    <style:style style:name="gr27" style:family="graphic" style:parent-style-name="standard" style:list-style-name="L1">
      <style:graphic-properties svg:stroke-width="0.053cm" svg:stroke-color="#000000" draw:marker-start-width="0.358cm" draw:marker-end-width="0.358cm" draw:fill="none" draw:fill-color="#ffffff" draw:textarea-horizontal-align="justify" draw:textarea-vertical-align="middle" draw:auto-grow-height="false" fo:min-height="0.859cm" fo:min-width="1.668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000000" draw:marker-start-width="0.358cm" draw:marker-end-width="0.358cm" draw:fill="none" draw:fill-color="#ffffff" draw:textarea-horizontal-align="justify" draw:textarea-vertical-align="middle" draw:auto-grow-height="false" fo:min-height="0.983cm" fo:min-width="2.075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66ccff"/>
      <style:paragraph-properties fo:text-align="center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14pt" style:letter-kerning="true" style:font-name-asian="WenQuanYi Micro Hei" style:font-size-asian="14pt" style:font-name-complex="Lohit Devanagari" style:font-size-complex="14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style:font-name="Liberation Sans" fo:font-size="14pt" style:letter-kerning="true" style:font-name-asian="WenQuanYi Micro Hei" style:font-size-asian="14pt" style:font-name-complex="Lohit Devanagari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4cm" svg:height="1.998cm" svg:x="8.783cm" svg:y="14.3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0.5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1.1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1.7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2.3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2.9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3.573cm" svg:y="9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14cm" svg:height="1.998cm" svg:x="14.173cm" svg:y="9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4cm" svg:height="1.998cm" svg:x="13.304cm" svg:y="6.866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5.421cm" svg:y1="11.188cm" svg:x2="5.952cm" svg:y2="9.966cm" svg:d="M5421 11188c0-916 531-306 531-1222" svg:viewBox="0 0 532 1223">
          <text:p/>
        </draw:connector>
        <draw:connector draw:style-name="gr4" draw:text-style-name="P3" draw:layer="layout" draw:type="curve" svg:x1="6.172cm" svg:y1="11.188cm" svg:x2="6.703cm" svg:y2="9.966cm" svg:d="M6172 11188c0-916 531-306 531-1222" svg:viewBox="0 0 532 1223">
          <text:p/>
        </draw:connector>
        <draw:connector draw:style-name="gr4" draw:text-style-name="P3" draw:layer="layout" draw:type="curve" svg:x1="8.096cm" svg:y1="16.059cm" svg:x2="8.627cm" svg:y2="14.837cm" svg:d="M8096 16059c0-916 531-306 531-1222" svg:viewBox="0 0 532 1223">
          <text:p/>
        </draw:connector>
        <draw:frame draw:style-name="gr5" draw:text-style-name="P4" draw:layer="layout" svg:width="5.094cm" svg:height="0.962cm" svg:x="10.311cm" svg:y="11.765cm">
          <draw:text-box>
            <text:p>Pending queue</text:p>
          </draw:text-box>
        </draw:frame>
        <draw:custom-shape draw:style-name="gr1" draw:text-style-name="P1" draw:layer="layout" svg:width="0.614cm" svg:height="1.998cm" svg:x="10.251cm" svg:y="14.33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169cm" svg:height="0.962cm" svg:x="4.342cm" svg:y="11.576cm">
          <draw:text-box>
            <text:p>Idle workers</text:p>
          </draw:text-box>
        </draw:frame>
        <draw:frame draw:style-name="gr5" draw:text-style-name="P4" draw:layer="layout" svg:width="3.169cm" svg:height="0.962cm" svg:x="12.247cm" svg:y="5.959cm">
          <draw:text-box>
            <text:p>New task</text:p>
          </draw:text-box>
        </draw:frame>
        <draw:path draw:style-name="gr6" draw:text-style-name="P3" draw:layer="layout" svg:width="2.522cm" svg:height="1.208cm" draw:transform="skewX (-0.100530964914873) rotate (-2.80352237747849) translate (8.81909175258784cm 8.8342378862704cm)" svg:viewBox="0 0 2523 1209" svg:d="M0 1209c1664 1 2523-1209 2523-1209">
          <text:p/>
        </draw:path>
        <draw:path draw:style-name="gr7" draw:text-style-name="P3" draw:layer="layout" svg:width="2.391cm" svg:height="1.834cm" draw:transform="skewX (0.0219911485751285) rotate (-1.52803576012104) translate (7.99786201735014cm 12.8546727907034cm)" svg:viewBox="0 0 2392 1835" svg:d="M0 1835c1577 0 2392-1835 2392-1835">
          <text:p/>
        </draw:path>
        <draw:frame draw:style-name="gr8" draw:text-style-name="P4" draw:layer="layout" svg:width="2.824cm" svg:height="1.169cm" svg:x="4.909cm" svg:y="14.765cm">
          <draw:text-box>
            <text:p>Execute</text:p>
          </draw:text-box>
        </draw:frame>
        <draw:path draw:style-name="gr7" draw:text-style-name="P3" draw:layer="layout" svg:width="2.353cm" svg:height="0.887cm" draw:transform="skewX (-0.538085008389852) rotate (0.359014227135234) translate (10.3597701515441cm 13.8232737592809cm)" svg:viewBox="0 0 2354 888" svg:d="M0 888c1552 0 2354-888 2354-888">
          <text:p/>
        </draw:path>
        <draw:frame draw:style-name="gr9" draw:text-style-name="P5" draw:layer="layout" svg:width="2.684cm" svg:height="1.092cm" svg:x="11.943cm" svg:y="13.964cm">
          <draw:text-box>
            <text:p><text:span text:style-name="T1">Check</text:span></text:p>
          </draw:text-box>
        </draw:frame>
        <draw:frame draw:style-name="gr10" draw:text-style-name="P6" draw:layer="layout" svg:width="2.361cm" svg:height="1.361cm" svg:x="8.41cm" svg:y="6.921cm">
          <draw:text-box>
            <text:p text:style-name="P1"><text:span text:style-name="T1">Has idle </text:span></text:p>
            <text:p text:style-name="P1"><text:span text:style-name="T1">worker?</text:span></text:p>
          </draw:text-box>
        </draw:frame>
        <draw:line draw:style-name="gr11" draw:text-style-name="P3" draw:layer="layout" svg:x1="10.807cm" svg:y1="8.324cm" svg:x2="12.5cm" svg:y2="9.519cm">
          <text:p/>
        </draw:line>
        <draw:line draw:style-name="gr11" draw:text-style-name="P3" draw:layer="layout" svg:x1="13.188cm" svg:y1="7.598cm" svg:x2="10.963cm" svg:y2="7.598cm">
          <text:p/>
        </draw:line>
        <draw:frame draw:style-name="gr12" draw:text-style-name="P5" draw:layer="layout" svg:width="1.558cm" svg:height="0.853cm" svg:x="6.948cm" svg:y="8.502cm">
          <draw:text-box>
            <text:p><text:span text:style-name="T1">Yes</text:span></text:p>
          </draw:text-box>
        </draw:frame>
        <draw:frame draw:style-name="gr12" draw:text-style-name="P5" draw:layer="layout" svg:width="1.558cm" svg:height="0.853cm" svg:x="9.999cm" svg:y="8.572cm">
          <draw:text-box>
            <text:p><text:span text:style-name="T1">No</text:span></text:p>
          </draw:text-box>
        </draw:frame>
        <draw:connector draw:style-name="gr4" draw:text-style-name="P3" draw:layer="layout" draw:type="curve" svg:x1="9.585cm" svg:y1="16.055cm" svg:x2="10.116cm" svg:y2="14.833cm" svg:d="M9585 16055c0-916 531-306 531-1222" svg:viewBox="0 0 532 1223">
          <text:p/>
        </draw:connector>
        <draw:path draw:style-name="gr13" draw:text-style-name="P3" draw:layer="layout" svg:width="2.202cm" svg:height="0.927cm" draw:transform="skewX (-0.495149908790791) rotate (-2.87769887068825) translate (12.8078253888167cm 13.6621277713758cm)" svg:viewBox="0 0 2203 928" svg:d="M0 928c1703-1 2203-908 2203-908l-11-20">
          <text:p/>
        </draw:path>
        <draw:frame draw:style-name="gr14" draw:text-style-name="P5" draw:layer="layout" svg:width="3.434cm" svg:height="1.361cm" svg:x="7.388cm" svg:y="13.089cm">
          <draw:text-box>
            <text:p><text:span text:style-name="T1">Has pending</text:span></text:p>
          </draw:text-box>
        </draw:frame>
        <draw:line draw:style-name="gr7" draw:text-style-name="P3" draw:layer="layout" svg:x1="10.318cm" svg:y1="10.966cm" svg:x2="7.143cm" svg:y2="10.966cm">
          <text:p/>
        </draw:line>
        <draw:frame draw:style-name="gr14" draw:text-style-name="P5" draw:layer="layout" svg:width="3.434cm" svg:height="1.361cm" svg:x="7.449cm" svg:y="10.139cm">
          <draw:text-box>
            <text:p><text:span text:style-name="T1">No pending</text:span></text:p>
          </draw:text-box>
        </draw:frame>
        <draw:custom-shape draw:style-name="gr15" draw:text-style-name="P7" draw:layer="layout" svg:width="0.614cm" svg:height="1.361cm" svg:x="12.569cm" svg:y="20.8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14cm" svg:height="1.361cm" svg:x="13.169cm" svg:y="20.8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14cm" svg:height="1.361cm" svg:x="13.769cm" svg:y="20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614cm" svg:height="1.361cm" svg:x="14.369cm" svg:y="20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614cm" svg:height="1.361cm" svg:x="14.969cm" svg:y="20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614cm" svg:height="1.361cm" svg:x="15.569cm" svg:y="20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14cm" svg:height="1.361cm" svg:x="16.169cm" svg:y="20.87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4.077cm" svg:height="0.86cm" svg:x="12.848cm" svg:y="19.981cm">
          <draw:text-box>
            <text:p><text:span text:style-name="T1">Pending queue</text:span></text:p>
          </draw:text-box>
        </draw:frame>
        <draw:frame draw:style-name="gr19" draw:text-style-name="P5" draw:layer="layout" svg:width="3.169cm" svg:height="0.806cm" svg:x="3.456cm" svg:y="20.777cm">
          <draw:text-box>
            <text:p><text:span text:style-name="T1">New task</text:span></text:p>
          </draw:text-box>
        </draw:frame>
        <draw:path draw:style-name="gr7" draw:text-style-name="P3" draw:layer="layout" svg:width="2.391cm" svg:height="1.834cm" draw:transform="skewX (0.0219911485751285) rotate (-1.52803576012104) translate (9.95286201735014cm 22.5846727907034cm)" svg:viewBox="0 0 2392 1835" svg:d="M0 1835c1577 0 2392-1835 2392-1835">
          <text:p/>
        </draw:path>
        <draw:frame draw:style-name="gr20" draw:text-style-name="P6" draw:layer="layout" svg:width="2.824cm" svg:height="1.552cm" svg:x="5.771cm" svg:y="23.121cm">
          <draw:text-box>
            <text:p text:style-name="P1"><text:span text:style-name="T1">Has idle worker</text:span></text:p>
          </draw:text-box>
        </draw:frame>
        <draw:path draw:style-name="gr7" draw:text-style-name="P3" draw:layer="layout" svg:width="4.454cm" svg:height="1.383cm" draw:transform="skewX (-0.724660705428046) rotate (0.286408530252269) translate (10.9089378724714cm 23.9848498891251cm)" svg:viewBox="0 0 4455 1384" svg:d="M0 1384c2938 0 4455-1384 4455-1384">
          <text:p/>
        </draw:path>
        <draw:frame draw:style-name="gr9" draw:text-style-name="P5" draw:layer="layout" svg:width="2.684cm" svg:height="1.092cm" svg:x="14.855cm" svg:y="23.45cm">
          <draw:text-box>
            <text:p><text:span text:style-name="T1">Check</text:span></text:p>
          </draw:text-box>
        </draw:frame>
        <draw:frame draw:style-name="gr14" draw:text-style-name="P6" draw:layer="layout" svg:width="2.379cm" svg:height="1.361cm" svg:x="9.382cm" svg:y="20.866cm">
          <draw:text-box>
            <text:p text:style-name="P1"><text:span text:style-name="T1">No idle worker</text:span></text:p>
          </draw:text-box>
        </draw:frame>
        <draw:connector draw:style-name="gr4" draw:text-style-name="P3" draw:layer="layout" draw:type="curve" svg:x1="15.529cm" svg:y1="25.014cm" svg:x2="15.898cm" svg:y2="24.177cm" svg:d="M15529 25014c0-627 369-209 369-837" svg:viewBox="0 0 370 838">
          <text:p/>
        </draw:connector>
        <draw:path draw:style-name="gr13" draw:text-style-name="P3" draw:layer="layout" svg:width="2.643cm" svg:height="1.211cm" draw:transform="skewX (-0.420100750955035) rotate (-2.85151893190834) translate (15.3091825482982cm 23.6332226875411cm)" svg:viewBox="0 0 2644 1212" svg:d="M0 1212c2044-2 2644-1186 2644-1186l-12-26">
          <text:p/>
        </draw:path>
        <draw:frame draw:style-name="gr19" draw:text-style-name="P5" draw:layer="layout" svg:width="3.434cm" svg:height="0.806cm" svg:x="9.953cm" svg:y="22.271cm">
          <draw:text-box>
            <text:p><text:span text:style-name="T1">Has pending</text:span></text:p>
          </draw:text-box>
        </draw:frame>
        <draw:line draw:style-name="gr7" draw:text-style-name="P3" draw:layer="layout" svg:x1="3.175cm" svg:y1="21.534cm" svg:x2="6.268cm" svg:y2="21.534cm">
          <text:p/>
        </draw:line>
        <draw:line draw:style-name="gr13" draw:text-style-name="P3" draw:layer="layout" svg:x1="8.914cm" svg:y1="21.513cm" svg:x2="12.374cm" svg:y2="21.513cm">
          <text:p/>
        </draw:line>
        <draw:connector draw:style-name="gr4" draw:text-style-name="P3" draw:layer="layout" draw:type="curve" svg:x1="7.186cm" svg:y1="25.294cm" svg:x2="7.555cm" svg:y2="24.457cm" svg:d="M7186 25294c0-627 369-209 369-837" svg:viewBox="0 0 370 838">
          <text:p/>
        </draw:connector>
        <draw:connector draw:style-name="gr4" draw:text-style-name="P3" draw:layer="layout" draw:type="curve" svg:x1="11.516cm" svg:y1="23.87cm" svg:x2="11.885cm" svg:y2="23.033cm" svg:d="M11516 23870c0-627 369-209 369-837" svg:viewBox="0 0 370 838">
          <text:p/>
        </draw:connector>
        <draw:custom-shape draw:style-name="gr21" draw:text-style-name="P8" draw:layer="layout" svg:width="0.341cm" svg:height="0.99cm" svg:x="10.424cm" svg:y="19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341cm" svg:height="0.792cm" svg:x="3.709cm" svg:y="1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5" draw:layer="layout" svg:width="1.704cm" svg:height="0.858cm" svg:x="4.097cm" svg:y="19.19cm">
          <draw:text-box>
            <text:p><text:span text:style-name="T1">Task</text:span></text:p>
          </draw:text-box>
        </draw:frame>
        <draw:connector draw:style-name="gr4" draw:text-style-name="P3" draw:layer="layout" draw:type="curve" svg:x1="6.016cm" svg:y1="20.025cm" svg:x2="6.385cm" svg:y2="19.188cm" svg:d="M6016 20025c0-627 369-209 369-837" svg:viewBox="0 0 370 838">
          <text:p/>
        </draw:connector>
        <draw:frame draw:style-name="gr24" draw:text-style-name="P5" draw:layer="layout" svg:width="2.234cm" svg:height="0.877cm" svg:x="6.431cm" svg:y="19.191cm">
          <draw:text-box>
            <text:p><text:span text:style-name="T1">Thread</text:span></text:p>
          </draw:text-box>
        </draw:frame>
        <draw:custom-shape draw:style-name="gr21" draw:text-style-name="P8" draw:layer="layout" svg:width="0.341cm" svg:height="0.99cm" svg:x="4.521cm" svg:y="21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5.124cm" svg:height="1.151cm" svg:x="3.263cm" svg:y="19.0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41cm" svg:height="0.811cm" svg:x="10.929cm" svg:y="23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0.341cm" svg:height="0.811cm" svg:x="6.632cm" svg:y="24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344cm" svg:height="1.285cm" svg:x="10.111cm" svg:y="24.342cm">
          <text:p text:style-name="P10">Execute</text:p>
          <text:p text:style-name="P10">t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1" draw:layer="layout" svg:width="2.627cm" svg:height="1.285cm" svg:x="6.275cm" svg:y="20.865cm">
          <text:p text:style-name="P10">Had idle </text:p>
          <text:p text:style-name="P10">Worker?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0:47:08.138177221</meta:creation-date>
    <dc:date>2018-09-06T11:30:48.238439469</dc:date>
    <meta:editing-duration>PT39M50S</meta:editing-duration>
    <meta:editing-cycles>85</meta:editing-cycles>
    <meta:generator>LibreOffice/5.1.6.2$Linux_X86_64 LibreOffice_project/10m0$Build-2</meta:generator>
    <meta:document-statistic meta:object-count="63"/>
  </office:meta>
</office:document-meta>
</file>